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0000002523215B19A825539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8.033cm" svg:height="18.258cm" svg:x="0.067cm" svg:y="0.981cm">
          <draw:image xlink:href="Pictures/1000000000000390000002523215B19A825539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09:16:18.637732299</meta:creation-date>
    <dc:date>2016-10-01T17:11:26.632682832</dc:date>
    <meta:editing-duration>PT6H54M2S</meta:editing-duration>
    <meta:editing-cycles>17</meta:editing-cycles>
    <meta:generator>LibreOffice/5.1.4.2$Linux_X86_64 LibreOffice_project/10m0$Build-2</meta:generator>
    <meta:document-statistic meta:object-count="24"/>
  </office:meta>
</office:document-meta>
</file>